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ndo">
      <style:text-properties fo:font-size="10pt" fo:font-style="italic" fo:font-weight="bold" officeooo:paragraph-rsid="0008089e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titul0_5f_01">
      <style:paragraph-properties fo:margin-top="0.199cm" fo:margin-bottom="0.3cm" loext:contextual-spacing="false" fo:text-align="center" style:justify-single-word="false" fo:break-before="page" style:shadow="none"/>
      <style:text-properties officeooo:paragraph-rsid="0008089e"/>
    </style:style>
    <style:style style:name="P3" style:family="paragraph" style:parent-style-name="fondo" style:list-style-name="L1">
      <style:text-properties fo:font-size="10pt" officeooo:paragraph-rsid="0008089e" style:font-size-asian="10pt" style:font-size-complex="10pt"/>
    </style:style>
    <style:style style:name="P4" style:family="paragraph" style:parent-style-name="fondo" style:list-style-name="L2">
      <style:text-properties fo:font-size="10pt" officeooo:paragraph-rsid="0008089e" style:font-size-asian="10pt" style:font-size-complex="10pt"/>
    </style:style>
    <style:style style:name="P5" style:family="paragraph" style:parent-style-name="fondo" style:list-style-name="L3">
      <style:text-properties fo:font-size="10pt" officeooo:paragraph-rsid="0008089e" style:font-size-asian="10pt" style:font-size-complex="10pt"/>
    </style:style>
    <style:style style:name="P6" style:family="paragraph" style:parent-style-name="fondo" style:list-style-name="L4">
      <style:text-properties fo:font-size="10pt" officeooo:paragraph-rsid="0008089e" style:font-size-asian="10pt" style:font-size-complex="10pt"/>
    </style:style>
    <style:style style:name="P7" style:family="paragraph" style:parent-style-name="fondo" style:list-style-name="L5">
      <style:text-properties fo:font-size="10pt" officeooo:paragraph-rsid="0008089e" style:font-size-asian="10pt" style:font-size-complex="10pt"/>
    </style:style>
    <style:style style:name="P8" style:family="paragraph" style:parent-style-name="titulo_5f_02">
      <style:paragraph-properties fo:text-align="center" style:justify-single-word="false"/>
      <style:text-properties fo:font-size="10pt" officeooo:paragraph-rsid="0008089e" style:font-size-asian="10pt" style:font-size-complex="1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0ac433" style:font-style-asian="italic" style:font-weight-asian="bold" style:font-style-complex="italic" style:font-weight-complex="bold"/>
    </style:style>
    <style:style style:name="T3" style:family="text">
      <style:text-properties officeooo:rsid="0061dc25"/>
    </style:style>
    <style:style style:name="T4" style:family="text">
      <style:text-properties officeooo:rsid="00096508"/>
    </style:style>
    <style:style style:name="Sect1" style:family="section">
      <style:section-properties text:dont-balance-text-columns="tru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losario de instrucciones</text:p>
      <text:section text:style-name="Sect1" text:name="Sección1">
        <text:p text:style-name="P8">Dibujo</text:p>
        <text:list xml:id="list4276160525421581753" text:style-name="L1">
          <text:list-item>
            <text:p text:style-name="P3"><text:span text:style-name="T1">size (ancho, alto)</text:span>: establece el tamaño de la ventana gráfica.</text:p>
          </text:list-item>
          <text:list-item>
            <text:p text:style-name="P3"><text:span text:style-name="T1">background (r,g,b)</text:span>: establece el color de fondo de la ventana gráfica, en este caso en RGB, cada valor entre 0 y 255.</text:p>
          </text:list-item>
          <text:list-item>
            <text:p text:style-name="P3"><text:span text:style-name="T1">background (gris)</text:span>: establece el color de fondo de la ventana gráfica en escala de grises, el valor entre 0 (negro) y 255 (blanco).</text:p>
          </text:list-item>
          <text:list-item>
            <text:p text:style-name="P3"><text:span text:style-name="T1">line (xPunto1,yPunto1,xPunto2,yPunto2)</text:span>: crea un línea entre dos puntos.</text:p>
          </text:list-item>
          <text:list-item>
            <text:p text:style-name="P3"><text:span text:style-name="T1">rect (x,y,ancho,alto)</text:span>: crea un rectángulo, donde x e y reflejan la posición de la esquina superior izquierda.</text:p>
          </text:list-item>
          <text:list-item>
            <text:p text:style-name="P3"><text:span text:style-name="T1">ellipse (x,y,diametroX,diametroY)</text:span>: crea una elipse o círculo, donde x e y establecen el centro de la misma, además tenemos que dar los valores de diámetros en los ejes X e Y, si dichos valores son los mismos tendremos un círculo.</text:p>
          </text:list-item>
          <text:list-item>
            <text:p text:style-name="P3"><text:span text:style-name="T1">fill (r,g,b)</text:span>: establece color de relleno.</text:p>
          </text:list-item>
          <text:list-item>
            <text:p text:style-name="P3"><text:span text:style-name="T1">fill (escala de grises)</text:span>: establece el color de relleno en escala de grises, entre 0 (negro) y 255 (blanco).</text:p>
          </text:list-item>
          <text:list-item>
            <text:p text:style-name="P3"><text:span text:style-name="T1">stroke (r,g,b)</text:span>: establece el color del borde.</text:p>
          </text:list-item>
          <text:list-item>
            <text:p text:style-name="P3"><text:span text:style-name="T1">strokeWeight (grosor)</text:span>: establece el grosor de borde.</text:p>
          </text:list-item>
          <text:list-item>
            <text:p text:style-name="P3"><text:span text:style-name="T1">noFill()</text:span>: elimina el relleno.</text:p>
          </text:list-item>
          <text:list-item>
            <text:p text:style-name="P3"><text:span text:style-name="T1">noStroke()</text:span>: elimina los bordes.</text:p>
          </text:list-item>
        </text:list>
        <text:p text:style-name="P8">Control</text:p>
        <text:p text:style-name="P1">for (valor inicial de condición;condición de salida;acción sobre condición) {instrucciones;}</text:p>
        <text:p text:style-name="P1"/>
        <text:p text:style-name="P1">while (condición a cumplir) {instrucciones;}</text:p>
        <text:p text:style-name="P1"/>
        <text:p text:style-name="P1">if (condición) {instrucciones;}</text:p>
        <text:p text:style-name="P1">else {instrucciones;}</text:p>
        <text:p text:style-name="P1"/>
        <text:p text:style-name="P1">switch (expresion)</text:p>
        <text:p text:style-name="P1">{</text:p>
        <text:p text:style-name="P1"><text:s text:c="2"/>case valor1:</text:p>
        <text:p text:style-name="P1"><text:s text:c="2"/>instrucciones;</text:p>
        <text:p text:style-name="P1"><text:s text:c="2"/>case valor2:</text:p>
        <text:p text:style-name="P1"><text:s text:c="2"/>instrucciones;</text:p>
        <text:p text:style-name="P1"><text:s text:c="2"/>default:</text:p>
        <text:p text:style-name="P1"><text:s text:c="2"/>instrucciones;</text:p>
        <text:p text:style-name="P1">}</text:p>
        <text:p text:style-name="P8">Variables de sistema</text:p>
        <text:list xml:id="list3142488198624446183" text:style-name="L2">
          <text:list-item>
            <text:p text:style-name="P4"><text:span text:style-name="T1">width</text:span>: variable predefinida que nos devuelve el ancho de la ventana gráfica.</text:p>
          </text:list-item>
          <text:list-item>
            <text:p text:style-name="P4"><text:span text:style-name="T2">h</text:span><text:span text:style-name="T1">eight:</text:span> variable predefinida que nos devuelve el alto de la ventana gráfica.</text:p>
          </text:list-item>
          <text:list-item>
            <text:p text:style-name="P4"><text:span text:style-name="T1">mouseX</text:span>: variable predefinida que nos devuelve la posición en X del cursor.</text:p>
          </text:list-item>
          <text:list-item>
            <text:p text:style-name="P4"><text:span text:style-name="T1">mouseY</text:span>: variable predefinida que nos devuelve la posición en Y del cursor.</text:p>
          </text:list-item>
          <text:list-item>
            <text:p text:style-name="P4"><text:span text:style-name="T1">mousePressed</text:span>: nos indica si el ratón está presionado o no, puede tomar los valores “true” o “false”</text:p>
          </text:list-item>
          <text:list-item>
            <text:p text:style-name="P4"><text:span text:style-name="T1">mouseButton</text:span>: nos indica el botón pulsado del ratón, puede tomar los valores “LEFT”.”RIGHT”,”CENTER”.</text:p>
          </text:list-item>
          <text:list-item>
            <text:p text:style-name="P4"><text:span text:style-name="T1">keyPressed</text:span>: nos devuelve el estado actual de pulsación del teclado, puede ser true o false.</text:p>
          </text:list-item>
          <text:list-item>
            <text:p text:style-name="P4"><text:span text:style-name="T1">key</text:span>: que devuelve la última tecla pulsada.</text:p>
          </text:list-item>
          <text:list-item>
            <text:p text:style-name="P4"><text:span text:style-name="T1">delay (tiempo)</text:span>: establecemos una espera en milisegundos para ejecutar la siguiente instrucción.</text:p>
          </text:list-item>
        </text:list>
        <text:p text:style-name="P8">Funciones de sistema <text:span text:style-name="T4">(void)</text:span></text:p>
        <text:list xml:id="list8679383325811562361" text:style-name="L3">
          <text:list-item>
            <text:p text:style-name="P5"><text:span text:style-name="T1">setup()</text:span>: se ejecuta su contenido una vez y sirve para configurar parámetros de nuestro programa.</text:p>
          </text:list-item>
          <text:list-item>
            <text:p text:style-name="P5"><text:span text:style-name="T1">draw()</text:span>: se ejecuta cíclicamente su contenido.</text:p>
          </text:list-item>
          <text:list-item>
            <text:p text:style-name="P5"><text:span text:style-name="T1">mousePressed()</text:span>: entra en juego cuando se pulsa el ratón.</text:p>
          </text:list-item>
          <text:list-item>
            <text:p text:style-name="P5"><text:span text:style-name="T1">mouseReleased()</text:span>: se pone en funcionamiento cuando se suelta el botón del ratón.</text:p>
          </text:list-item>
          <text:list-item>
            <text:p text:style-name="P5"><text:span text:style-name="T1">mouseMove()</text:span>: se pone en marcha cuando se mueve el ratón.</text:p>
          </text:list-item>
          <text:list-item>
            <text:p text:style-name="P5"><text:span text:style-name="T1">mouseDragged()</text:span>: se activa cuando el ratón se pincha y arrastra.</text:p>
          </text:list-item>
          <text:list-item>
            <text:p text:style-name="P5"><text:span text:style-name="T1">keyPressed ()</text:span>: se ejecuta una vez si se pulsa el teclado.</text:p>
          </text:list-item>
          <text:list-item>
            <text:p text:style-name="P5"><text:span text:style-name="T1">keyReleased ()</text:span>: se ejecuta una vez si se suelta cualquier tecla pulsada anteriormente.</text:p>
          </text:list-item>
        </text:list>
        <text:p text:style-name="P8">Operaciones matemáticas</text:p>
        <text:list xml:id="list7229739604045924751" text:style-name="L4">
          <text:list-item>
            <text:p text:style-name="P6"><text:span text:style-name="T1">random (numero máximo)</text:span>: genera un número aleatorio entre <text:span text:style-name="T3">0</text:span> y el número dado, devuelve un valor tipo float (decimal).</text:p>
          </text:list-item>
          <text:list-item>
            <text:p text:style-name="P6"><text:span text:style-name="T1">random (número mínimo, número máximo)</text:span>: genera un número aleatorio entre un número mínimo y el número máximo dado, devuelve un valor tipo float (decimal).</text:p>
          </text:list-item>
        </text:list>
        <text:p text:style-name="P8">Consola</text:p>
        <text:list xml:id="list4096872336992492726" text:style-name="L5">
          <text:list-item>
            <text:p text:style-name="P7"><text:span text:style-name="T1">print (dato)</text:span>: visualiza el dato <text:span text:style-name="T3">en la consola </text:span>sin hacer salto de línea.</text:p>
          </text:list-item>
          <text:list-item>
            <text:p text:style-name="P7"><text:span text:style-name="T1">println (dato)</text:span>: visualiza el dato <text:span text:style-name="T3">en la consola </text:span>realizando salto de línea.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titul0_5f_01" style:display-name="titul0_01" style:family="paragraph" style:parent-style-name="Standard">
      <style:paragraph-properties fo:margin-top="0.199cm" fo:margin-bottom="0cm" loext:contextual-spacing="false" style:writing-mode="page"/>
      <style:text-properties style:font-name="FreeSans" fo:font-family="FreeSans" style:font-family-generic="swiss" style:font-pitch="variable" fo:font-size="12pt" fo:font-weight="bold" officeooo:rsid="000ec48e" style:font-size-asian="12pt" style:font-weight-asian="bold" style:font-size-complex="12pt" style:font-weight-complex="bold"/>
    </style:style>
    <style:style style:name="titulo_5f_02" style:display-name="titulo_02" style:family="paragraph" style:parent-style-name="fondo">
      <style:paragraph-properties fo:margin-left="0cm" fo:margin-right="0cm" fo:margin-top="0.199cm" fo:margin-bottom="0.199cm" loext:contextual-spacing="false" fo:text-indent="0cm" style:auto-text-indent="false" style:writing-mode="page"/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07:49:35.328637674</meta:creation-date>
    <dc:date>2018-02-25T07:59:48.956072639</dc:date>
    <meta:editing-duration>PT8M3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53" meta:word-count="513" meta:character-count="3144" meta:non-whitespace-character-count="2705"/>
  </office:meta>
</office:document-meta>
</file>